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automatic-styles>
    <style:style style:name="P1" style:family="paragraph" style:parent-style-name="Standard">
      <style:text-properties officeooo:rsid="0011c568" officeooo:paragraph-rsid="0011c568"/>
    </style:style>
    <style:style style:name="P2" style:family="paragraph" style:parent-style-name="Standard">
      <style:text-properties fo:font-weight="bold" officeooo:rsid="0011c568" officeooo:paragraph-rsid="0011c568" style:font-weight-asian="bold" style:font-weight-complex="bold"/>
    </style:style>
    <style:style style:name="P3" style:family="paragraph" style:parent-style-name="Standard">
      <style:text-properties fo:font-weight="bold" officeooo:rsid="0011c568" officeooo:paragraph-rsid="0017b445" style:font-weight-asian="bold" style:font-weight-complex="bold"/>
    </style:style>
    <style:style style:name="P4" style:family="paragraph" style:parent-style-name="Standard">
      <style:text-properties fo:font-weight="bold" officeooo:rsid="0011c568" officeooo:paragraph-rsid="001870ad" style:font-weight-asian="bold" style:font-weight-complex="bold"/>
    </style:style>
    <style:style style:name="P5" style:family="paragraph" style:parent-style-name="Standard">
      <style:text-properties fo:font-weight="bold" officeooo:rsid="0017b445" officeooo:paragraph-rsid="0017b445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11c568" officeooo:paragraph-rsid="0011c568" style:font-weight-asian="bold" style:font-weight-complex="bold"/>
    </style:style>
    <style:style style:name="P7" style:family="paragraph" style:parent-style-name="Standard">
      <style:text-properties fo:color="#c9211e" loext:opacity="100%" fo:font-weight="bold" officeooo:rsid="0017b445" officeooo:paragraph-rsid="0017b445" style:font-weight-asian="bold" style:font-weight-complex="bold"/>
    </style:style>
    <style:style style:name="P8" style:family="paragraph" style:parent-style-name="Standard">
      <style:text-properties fo:color="#c9211e" loext:opacity="100%" fo:font-weight="bold" officeooo:rsid="001870ad" officeooo:paragraph-rsid="001870ad" style:font-weight-asian="bold" style:font-weight-complex="bold"/>
    </style:style>
    <style:style style:name="P9" style:family="paragraph" style:parent-style-name="Standard">
      <style:text-properties fo:font-weight="bold" officeooo:rsid="0011c568" officeooo:paragraph-rsid="001870ad" style:font-weight-asian="bold" style:font-weight-complex="bold"/>
    </style:style>
    <style:style style:name="P10" style:family="paragraph" style:parent-style-name="Standard">
      <style:text-properties fo:font-weight="bold" officeooo:rsid="0011c568" officeooo:paragraph-rsid="001bb93a" style:font-weight-asian="bold" style:font-weight-complex="bold"/>
    </style:style>
    <style:style style:name="P11" style:family="paragraph" style:parent-style-name="Standard">
      <style:text-properties fo:color="#000000" loext:opacity="100%" fo:font-weight="bold" officeooo:rsid="0011c568" officeooo:paragraph-rsid="001870ad" style:font-weight-asian="bold" style:font-weight-complex="bold"/>
    </style:style>
    <style:style style:name="P12" style:family="paragraph" style:parent-style-name="Standard">
      <style:text-properties fo:color="#000000" loext:opacity="100%" fo:font-weight="bold" officeooo:rsid="0011c568" officeooo:paragraph-rsid="001bb93a" style:font-weight-asian="bold" style:font-weight-complex="bold"/>
    </style:style>
    <style:style style:name="P13" style:family="paragraph" style:parent-style-name="Standard">
      <style:text-properties fo:color="#000000" loext:opacity="100%" fo:font-weight="bold" officeooo:rsid="001bb93a" officeooo:paragraph-rsid="001bb93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1bb93a" officeooo:paragraph-rsid="001bb93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5fd8" style:font-weight-asian="normal" style:font-weight-complex="normal"/>
    </style:style>
    <style:style style:name="T3" style:family="text">
      <style:text-properties fo:font-weight="normal" officeooo:rsid="0016171b" style:font-weight-asian="normal" style:font-weight-complex="normal"/>
    </style:style>
    <style:style style:name="T4" style:family="text">
      <style:text-properties fo:font-weight="normal" officeooo:rsid="0017b445" style:font-weight-asian="normal" style:font-weight-complex="normal"/>
    </style:style>
    <style:style style:name="T5" style:family="text">
      <style:text-properties fo:font-weight="normal" officeooo:rsid="001870ad" style:font-weight-asian="normal" style:font-weight-complex="normal"/>
    </style:style>
    <style:style style:name="T6" style:family="text">
      <style:text-properties fo:font-weight="normal" officeooo:rsid="001936ba" style:font-weight-asian="normal" style:font-weight-complex="normal"/>
    </style:style>
    <style:style style:name="T7" style:family="text">
      <style:text-properties fo:font-weight="normal" officeooo:rsid="001b0978" style:font-weight-asian="normal" style:font-weight-complex="normal"/>
    </style:style>
    <style:style style:name="T8" style:family="text">
      <style:text-properties fo:font-weight="normal" officeooo:rsid="001bb93a" style:font-weight-asian="normal" style:font-weight-complex="normal"/>
    </style:style>
    <style:style style:name="T9" style:family="text">
      <style:text-properties fo:font-style="normal" fo:font-weight="normal" officeooo:rsid="0016171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7b445" style:font-style-asian="normal" style:font-weight-asian="normal" style:font-style-complex="normal" style:font-weight-complex="normal"/>
    </style:style>
    <style:style style:name="T11" style:family="text">
      <style:text-properties officeooo:rsid="0017b445"/>
    </style:style>
    <style:style style:name="T12" style:family="text">
      <style:text-properties officeooo:rsid="001bb9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TILLA DE PRUEBA</text:p>
      <text:p text:style-name="P2"/>
      <text:p text:style-name="P2">Nombre caso de prueba:</text:p>
      <text:p text:style-name="P2">Descripción:</text:p>
      <text:p text:style-name="P2">Prerrequisitos:</text:p>
      <text:p text:style-name="P2">Pasos:</text:p>
      <text:p text:style-name="P2">Resultados esperado:</text:p>
      <text:p text:style-name="P2">Resultado Obtenido:</text:p>
      <text:p text:style-name="P1"/>
      <text:p text:style-name="P6">PRUEBA NÚMERO 1</text:p>
      <text:p text:style-name="P2"/>
      <text:p text:style-name="P2">Nombre caso de prueba: <text:span text:style-name="T3">CPF1</text:span></text:p>
      <text:p text:style-name="P2">Descripción: <text:span text:style-name="T1">Vamos a insertar un código postal que no existe </text:span><text:span text:style-name="T3">en el apartado de códigos postales del Mercadona.</text:span></text:p>
      <text:p text:style-name="P2">Prerrequisitos: <text:span text:style-name="T2">N/A</text:span></text:p>
      <text:p text:style-name="P2">Pasos: <text:span text:style-name="T9">Introducir tu código postal con uno inexistente y darle a entrar. Tras ello comparar el resultado.</text:span></text:p>
      <text:p text:style-name="P2">Resultados esperado: <text:span text:style-name="T3">un código que te especifique “El código postal no es correcto.”</text:span></text:p>
      <text:p text:style-name="P2">Resultado Obtenido: <text:span text:style-name="T3">un código que te especifique “El código postal no es correcto”</text:span></text:p>
      <text:p text:style-name="P2"/>
      <text:p text:style-name="P7">PRUEBA NÚMERO 2</text:p>
      <text:p text:style-name="P5"/>
      <text:p text:style-name="P3">Nombre caso de prueba: <text:span text:style-name="T3">CPF</text:span><text:span text:style-name="T4">2</text:span></text:p>
      <text:p text:style-name="P3">Descripción: <text:span text:style-name="T4">Comprobar la calidad de atención al cliente del Mercadona</text:span></text:p>
      <text:p text:style-name="P3">Prerrequisitos: <text:span text:style-name="T2">N/A</text:span></text:p>
      <text:p text:style-name="P3">Pasos: <text:span text:style-name="T10">Vamos a entrar en el apartado de atención al cliente. Ya en dicha interfaz, introducimos en el apartado preguntas algo inexistente y le damos a buscar. </text:span></text:p>
      <text:p text:style-name="P3">Resultados esperado: <text:span text:style-name="T3">un código que te especifique “</text:span><text:span text:style-name="T4">Lo sentimos, no existen resultados para tu búsqueda</text:span><text:span text:style-name="T3">”</text:span></text:p>
      <text:p text:style-name="P3">Resultado Obtenido: <text:span text:style-name="T3">un código que te especifique “</text:span><text:span text:style-name="T4">Lo sentimos, no existen resultados para tu búsqueda”</text:span></text:p>
      <text:p text:style-name="P3"><text:span text:style-name="T4"/></text:p>
      <text:p text:style-name="P8"><text:span text:style-name="T11">P</text:span>RUEBA NÚMERO 3</text:p>
      <text:p text:style-name="P8"/>
      <text:p text:style-name="P4">Nombre caso de prueba: <text:span text:style-name="T3">CPF</text:span><text:span text:style-name="T5">3</text:span></text:p>
      <text:p text:style-name="P4">Descripción: <text:span text:style-name="T6">Comprobar la línea de avisos del mercadona</text:span></text:p>
      <text:p text:style-name="P4">Prerrequisitos: <text:span text:style-name="T2">N/A</text:span></text:p>
      <text:p text:style-name="P4">Pasos: <text:span text:style-name="T6">Entramos en el apartado avísame que está e</text:span><text:span text:style-name="T7">n la interfaz principal. Le damos click al CP en blanco, después al email y comprobamos el aviso de error que aparece.</text:span></text:p>
      <text:p text:style-name="P4">Resultados esperado: <text:span text:style-name="T8">Este campo no puede estar en blanco.</text:span></text:p>
      <text:p text:style-name="P11">Resultado Obtenido: <text:span text:style-name="T8">Este campo no puede estar en blanco.</text:span></text:p>
      <text:p text:style-name="P11"/>
      <text:p text:style-name="P14">PRUEBA NÚMERO 4</text:p>
      <text:p text:style-name="P13"/>
      <text:p text:style-name="P10">Nombre caso de prueba: <text:span text:style-name="T3">CPF</text:span><text:span text:style-name="T8">4</text:span></text:p>
      <text:p text:style-name="P10">Descripción: <text:span text:style-name="T6">Comprobar la </text:span><text:span text:style-name="T8">traducción del gallego del mercadona</text:span></text:p>
      <text:p text:style-name="P10">Prerrequisitos: <text:span text:style-name="T8">apartado que permita la traducción a diferentes idiomas</text:span></text:p>
      <text:p text:style-name="P10">Pasos: <text:span text:style-name="T8">Entramos en el apartado de idiomas del mercadona y seleccionamos gallego. Hacemos un checkeo visual rápido a ver si localizamos una mala traducción. Una vez encontrado, si es que hay (sí), seleccionamos el elemento y ponemos la correcta traducción en el asserts.</text:span></text:p>
      <text:p text:style-name="P10">Resultados esperado: <text:span text:style-name="T8">Nova tenda en liña nalgunhas zonas</text:span></text:p>
      <text:p text:style-name="P12">Resultado Obtenido: <text:span text:style-name="T8">Nova tenda en liñas nalgunhaas zonas</text:span></text:p>
      <text:p text:style-name="P12"><text:soft-page-break/><text:span text:style-name="T8"/></text:p>
      <text:p text:style-name="P14">PRUEBA NÚMERO 5</text:p>
      <text:p text:style-name="P13"/>
      <text:p text:style-name="P10">Nombre caso de prueba: <text:span text:style-name="T3">CPF</text:span><text:span text:style-name="T8">5</text:span></text:p>
      <text:p text:style-name="P10">Descripción: <text:span text:style-name="T6">Comprobar </text:span><text:span text:style-name="T8">que la traducción sea permanente en las distintas páginas</text:span></text:p>
      <text:p text:style-name="P10">Prerrequisitos: <text:span text:style-name="T8">apartado que permita la traducción a diferentes idiomas</text:span></text:p>
      <text:p text:style-name="P10">Pasos: <text:span text:style-name="T8">Seleccionar idioma gallego y entrar en cualquier otra página externa en relación con la página web del Mercadona. Comprobar que la traducción sigue vigente.</text:span></text:p>
      <text:p text:style-name="P10">Resultados esperado: <text:span text:style-name="T8">Una página en gallego</text:span></text:p>
      <text:p text:style-name="P12"><text:span text:style-name="T12">Resultado Obtenido</text:span><text:span text:style-name="T8">: Una página en galleg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1:24:29.356115605</meta:creation-date>
    <dc:date>2024-02-18T15:20:37.984000000</dc:date>
    <meta:editing-duration>PT1H50M51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2" meta:word-count="377" meta:character-count="2440" meta:non-whitespace-character-count="2104"/>
  </office:meta>
</office:document-meta>
</file>